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-bottom="0.06pt solid #000000" fo:background-color="#ffff00" fo:border-left="none" fo:border-right="none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ce10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Handschrifterkennungs-App by GruWo</text:p>
          </table:table-cell>
          <table:table-cell table:style-name="ce5" table:number-columns-repeated="7"/>
          <table:table-cell table:style-name="Default"/>
          <table:table-cell table:number-columns-repeated="6"/>
          <table:table-cell table:style-name="ce5" table:number-columns-repeated="1009"/>
        </table:table-row>
        <table:table-row table:style-name="ro1">
          <table:table-cell table:style-name="ce2"/>
          <table:table-cell table:style-name="ce6" office:value-type="string" calcext:value-type="string">
            <text:p>Worteingabe</text:p>
          </table:table-cell>
          <table:table-cell table:style-name="ce2" table:number-columns-repeated="2"/>
          <table:table-cell table:style-name="ce6" office:value-type="string" calcext:value-type="string">
            <text:p>Texteingabe</text:p>
          </table:table-cell>
          <table:table-cell table:style-name="ce2" table:number-columns-repeated="2"/>
          <table:table-cell table:style-name="ce6" office:value-type="string" calcext:value-type="string">
            <text:p>Textkorrektur</text:p>
          </table:table-cell>
          <table:table-cell table:style-name="ce6" office:value-type="string" calcext:value-type="string">
            <text:p>Bemerkungen</text:p>
          </table:table-cell>
          <table:table-cell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IF([.C5]=&quot;&quot;;&quot; /&quot;;(35-[.C5])/35)" office:value-type="float" office:value="0.942857142857143" calcext:value-type="float">
            <text:p>0,942857142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formula="of:=IF([.F5]=&quot;&quot;;&quot; /&quot;;(87-[.F5])/87)" office:value-type="float" office:value="0.827586206896552" calcext:value-type="float">
            <text:p>0,827586206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tizen Tab Button: nicht intuitiv zu erkennen, dass man gerade in Notizen ist</text:p>
          </table:table-cell>
          <table:table-cell office:value-type="string" calcext:value-type="string">
            <text:p>Cursor erst nach erstem Scrollen da</text:p>
          </table:table-cell>
          <table:table-cell office:value-type="string" calcext:value-type="string">
            <text:p>langsamees Erkennen, wenn Zeile vollgeschrieben</text:p>
          </table:table-cell>
          <table:table-cell office:value-type="string" calcext:value-type="string">
            <text:p>Löschen-Button für Widget-Zeile</text:p>
          </table:table-cell>
          <table:table-cell office:value-type="string" calcext:value-type="string">
            <text:p>Text Bearbeiten Button klicken ist umständlich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IF([.C6]=&quot;&quot;;&quot; /&quot;;(35-[.C6])/35)" office:value-type="float" office:value="0.942857142857143" calcext:value-type="float">
            <text:p>0,942857142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formula="of:=IF([.F6]=&quot;&quot;;&quot; /&quot;;(87-[.F6])/87)" office:value-type="float" office:value="0.977011494252874" calcext:value-type="float">
            <text:p>0,97701149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andballen kann nicht aufgesetzt werden</text:p>
          </table:table-cell>
          <table:table-cell office:value-type="string" calcext:value-type="string">
            <text:p>Zeile sehr kurz für längere Texte</text:p>
          </table:table-cell>
          <table:table-cell office:value-type="string" calcext:value-type="string">
            <text:p>Buchstaben nachträglich einfüge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C7]=&quot;&quot;;&quot; /&quot;;(35-[.C7])/35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table:formula="of:=IF([.F7]=&quot;&quot;;&quot; /&quot;;(87-[.F7])/87)" office:value-type="float" office:value="0.793103448275862" calcext:value-type="float">
            <text:p>0,793103448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örterübernahme müsste schneller sein, damit der Nutzer fließend schreiben kan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([.C8]=&quot;&quot;;&quot; /&quot;;(35-[.C8])/35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IF([.F8]=&quot;&quot;;&quot; /&quot;;(87-[.F8])/87)" office:value-type="float" office:value="0.919540229885057" calcext:value-type="float">
            <text:p>0,919540229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ursor irritiert beim Einfügen einzelner Buchstaben bzw. Zeichen → nicht erkennbar, dass dies direkt unter der entsprechenden Stelle passieren muss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C9]=&quot;&quot;;&quot; /&quot;;(35-[.C9])/35)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formula="of:=IF([.F9]=&quot;&quot;;&quot; /&quot;;(87-[.F9])/87)" office:value-type="float" office:value="0.873563218390805" calcext:value-type="float">
            <text:p>0,8735632184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IF([.C10]=&quot;&quot;;&quot; /&quot;;(35-[.C10])/35)" office:value-type="string" office:string-value=" /" calcext:value-type="string">
            <text:p><text:s/>/</text:p>
          </table:table-cell>
          <table:table-cell table:number-columns-repeated="2"/>
          <table:table-cell table:formula="of:=IF([.F10]=&quot;&quot;;&quot; /&quot;;(87-[.F10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IF([.C11]=&quot;&quot;;&quot; /&quot;;(35-[.C11])/35)" office:value-type="string" office:string-value=" /" calcext:value-type="string">
            <text:p><text:s/>/</text:p>
          </table:table-cell>
          <table:table-cell table:number-columns-repeated="2"/>
          <table:table-cell table:formula="of:=IF([.F11]=&quot;&quot;;&quot; /&quot;;(87-[.F11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IF([.C12]=&quot;&quot;;&quot; /&quot;;(35-[.C12])/35)" office:value-type="string" office:string-value=" /" calcext:value-type="string">
            <text:p><text:s/>/</text:p>
          </table:table-cell>
          <table:table-cell table:number-columns-repeated="2"/>
          <table:table-cell table:formula="of:=IF([.F12]=&quot;&quot;;&quot; /&quot;;(87-[.F12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IF([.C13]=&quot;&quot;;&quot; /&quot;;(35-[.C13])/35)" office:value-type="string" office:string-value=" /" calcext:value-type="string">
            <text:p><text:s/>/</text:p>
          </table:table-cell>
          <table:table-cell table:number-columns-repeated="2"/>
          <table:table-cell table:formula="of:=IF([.F13]=&quot;&quot;;&quot; /&quot;;(87-[.F13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2"/>
          <table:table-cell table:style-name="ce3" table:formula="of:=IF([.C14]=&quot;&quot;;&quot; /&quot;;(35-[.C14])/35)" office:value-type="string" office:string-value=" /" calcext:value-type="string">
            <text:p><text:s/>/</text:p>
          </table:table-cell>
          <table:table-cell table:style-name="ce9"/>
          <table:table-cell table:style-name="ce12"/>
          <table:table-cell table:formula="of:=IF([.F14]=&quot;&quot;;&quot; /&quot;;(87-[.F14])/87)" office:value-type="string" office:string-value=" /" calcext:value-type="string">
            <text:p><text:s/>/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Mittelwert:</text:p>
          </table:table-cell>
          <table:table-cell table:style-name="ce10" table:formula="of:=AVERAGE([.B5:.B14])" office:value-type="float" office:value="32" calcext:value-type="float">
            <text:p>32</text:p>
          </table:table-cell>
          <table:table-cell table:style-name="Default" table:formula="of:=AVERAGE([.C5:.C14])" office:value-type="float" office:value="0.8" calcext:value-type="float">
            <text:p>0,8</text:p>
          </table:table-cell>
          <table:table-cell table:formula="of:=AVERAGE([.D5:.D14])" office:value-type="float" office:value="0.977142857142857" calcext:value-type="float">
            <text:p>0,9771428571</text:p>
          </table:table-cell>
          <table:table-cell table:style-name="ce10" table:formula="of:=AVERAGE([.E5:.E14])" office:value-type="float" office:value="91.2" calcext:value-type="float">
            <text:p>91,2</text:p>
          </table:table-cell>
          <table:table-cell table:style-name="Default" table:formula="of:=AVERAGE([.F5:.F14])" office:value-type="float" office:value="10.6" calcext:value-type="float">
            <text:p>10,6</text:p>
          </table:table-cell>
          <table:table-cell table:formula="of:=AVERAGE([.G5:.G14])" office:value-type="float" office:value="0.87816091954023" calcext:value-type="float">
            <text:p>0,8781609195</text:p>
          </table:table-cell>
          <table:table-cell table:style-name="ce10" table:formula="of:=AVERAGE([.H5:.H14])" office:value-type="float" office:value="112.8" calcext:value-type="float">
            <text:p>112,8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Standard-Tastatur</text:p>
          </table:table-cell>
          <table:table-cell table:style-name="Default"/>
          <table:table-cell table:style-name="ce5"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6" office:value-type="string" calcext:value-type="string">
            <text:p>Worteingabe</text:p>
          </table:table-cell>
          <table:table-cell table:style-name="ce2" table:number-columns-repeated="2"/>
          <table:table-cell table:style-name="ce6" office:value-type="string" calcext:value-type="string">
            <text:p>Texteingabe</text:p>
          </table:table-cell>
          <table:table-cell table:style-name="ce2" table:number-columns-repeated="2"/>
          <table:table-cell table:style-name="ce6" office:value-type="string" calcext:value-type="string">
            <text:p>Textkorrektur</text:p>
          </table:table-cell>
          <table:table-cell table:style-name="ce6" office:value-type="string" calcext:value-type="string">
            <text:p>Bemerkunge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C21]=&quot;&quot;;&quot; /&quot;;(35-[.C21])/35)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IF([.F21]=&quot;&quot;;&quot; /&quot;;(87-[.F21])/87)" office:value-type="float" office:value="0.96551724137931" calcext:value-type="float">
            <text:p>0,965517241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C22]=&quot;&quot;;&quot; /&quot;;(35-[.C22])/35)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IF([.F22]=&quot;&quot;;&quot; /&quot;;(87-[.F22])/87)" office:value-type="float" office:value="0.988505747126437" calcext:value-type="float">
            <text:p>0,9885057471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C23]=&quot;&quot;;&quot; /&quot;;(35-[.C23])/35)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IF([.F23]=&quot;&quot;;&quot; /&quot;;(87-[.F23])/87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IF([.C24]=&quot;&quot;;&quot; /&quot;;(35-[.C24])/35)" office:value-type="string" office:string-value=" /" calcext:value-type="string">
            <text:p><text:s/>/</text:p>
          </table:table-cell>
          <table:table-cell table:number-columns-repeated="2"/>
          <table:table-cell table:formula="of:=IF([.F24]=&quot;&quot;;&quot; /&quot;;(87-[.F24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C25]=&quot;&quot;;&quot; /&quot;;(35-[.C25])/35)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IF([.F25]=&quot;&quot;;&quot; /&quot;;(87-[.F25])/87)" office:value-type="float" office:value="0.977011494252874" calcext:value-type="float">
            <text:p>0,9770114943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IF([.C26]=&quot;&quot;;&quot; /&quot;;(35-[.C26])/35)" office:value-type="string" office:string-value=" /" calcext:value-type="string">
            <text:p><text:s/>/</text:p>
          </table:table-cell>
          <table:table-cell table:number-columns-repeated="2"/>
          <table:table-cell table:formula="of:=IF([.F26]=&quot;&quot;;&quot; /&quot;;(87-[.F26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IF([.C27]=&quot;&quot;;&quot; /&quot;;(35-[.C27])/35)" office:value-type="string" office:string-value=" /" calcext:value-type="string">
            <text:p><text:s/>/</text:p>
          </table:table-cell>
          <table:table-cell table:number-columns-repeated="2"/>
          <table:table-cell table:formula="of:=IF([.F27]=&quot;&quot;;&quot; /&quot;;(87-[.F27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IF([.C28]=&quot;&quot;;&quot; /&quot;;(35-[.C28])/35)" office:value-type="string" office:string-value=" /" calcext:value-type="string">
            <text:p><text:s/>/</text:p>
          </table:table-cell>
          <table:table-cell table:number-columns-repeated="2"/>
          <table:table-cell table:formula="of:=IF([.F28]=&quot;&quot;;&quot; /&quot;;(87-[.F28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IF([.C29]=&quot;&quot;;&quot; /&quot;;(35-[.C29])/35)" office:value-type="string" office:string-value=" /" calcext:value-type="string">
            <text:p><text:s/>/</text:p>
          </table:table-cell>
          <table:table-cell table:number-columns-repeated="2"/>
          <table:table-cell table:formula="of:=IF([.F29]=&quot;&quot;;&quot; /&quot;;(87-[.F29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2"/>
          <table:table-cell table:style-name="ce3" table:formula="of:=IF([.C30]=&quot;&quot;;&quot; /&quot;;(35-[.C30])/35)" office:value-type="string" office:string-value=" /" calcext:value-type="string">
            <text:p><text:s/>/</text:p>
          </table:table-cell>
          <table:table-cell table:style-name="ce9"/>
          <table:table-cell table:style-name="ce12"/>
          <table:table-cell table:formula="of:=IF([.F30]=&quot;&quot;;&quot; /&quot;;(87-[.F30])/87)" office:value-type="string" office:string-value=" /" calcext:value-type="string">
            <text:p><text:s/>/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Mittelwert:</text:p>
          </table:table-cell>
          <table:table-cell table:style-name="ce10" table:formula="of:=AVERAGE([.B21:.B30])" office:value-type="float" office:value="21.5" calcext:value-type="float">
            <text:p>21,5</text:p>
          </table:table-cell>
          <table:table-cell table:style-name="Default" table:formula="of:=AVERAGE([.C21:.C30])" office:value-type="float" office:value="0" calcext:value-type="float">
            <text:p>0</text:p>
          </table:table-cell>
          <table:table-cell table:formula="of:=AVERAGE([.D21:.D30])" office:value-type="float" office:value="1" calcext:value-type="float">
            <text:p>1</text:p>
          </table:table-cell>
          <table:table-cell table:style-name="ce10" table:formula="of:=AVERAGE([.E21:.E30])" office:value-type="float" office:value="111.5" calcext:value-type="float">
            <text:p>111,5</text:p>
          </table:table-cell>
          <table:table-cell table:style-name="Default" table:formula="of:=AVERAGE([.F21:.F30])" office:value-type="float" office:value="1.5" calcext:value-type="float">
            <text:p>1,5</text:p>
          </table:table-cell>
          <table:table-cell table:formula="of:=AVERAGE([.G21:.G30])" office:value-type="float" office:value="0.982758620689655" calcext:value-type="float">
            <text:p>0,9827586207</text:p>
          </table:table-cell>
          <table:table-cell table:style-name="ce10" table:formula="of:=AVERAGE([.H21:.H30])" office:value-type="float" office:value="35.25" calcext:value-type="float">
            <text:p>35,2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 style:data-style-name="N2" text:time-value="11:13:28.1246173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8:43.417498566</meta:creation-date>
    <dc:date>2018-02-15T11:23:29.753835289</dc:date>
    <meta:editing-duration>PT3H59M30S</meta:editing-duration>
    <meta:editing-cycles>18</meta:editing-cycles>
    <meta:generator>LibreOffice/5.1.6.2$Linux_X86_64 LibreOffice_project/10m0$Build-2</meta:generator>
    <meta:document-statistic meta:table-count="1" meta:cell-count="157" meta:object-count="0"/>
  </office:meta>
</office:document-meta>
</file>